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280000001506ED8C60C1A1C84C6.png" manifest:media-type="image/png"/>
  <manifest:file-entry manifest:full-path="Pictures/1000000100000410000001829174AE9C58A42794.png" manifest:media-type="image/png"/>
  <manifest:file-entry manifest:full-path="Pictures/10000001000003EC0000030148E6E4E9DECC473F.png" manifest:media-type="image/png"/>
  <manifest:file-entry manifest:full-path="Pictures/100000010000029E00000111B3F81D12A7C68DF8.png" manifest:media-type="image/png"/>
  <manifest:file-entry manifest:full-path="Pictures/100000010000037E00000190155035960A803244.png" manifest:media-type="image/png"/>
  <manifest:file-entry manifest:full-path="Pictures/10000001000003DC000001AA18B3E25E861B6E63.png" manifest:media-type="image/png"/>
  <manifest:file-entry manifest:full-path="Pictures/100000010000034000000124F5620B0CBC04A5F0.png" manifest:media-type="image/png"/>
  <manifest:file-entry manifest:full-path="Pictures/100000010000041000000156ADC6DB8830877F33.png" manifest:media-type="image/png"/>
  <manifest:file-entry manifest:full-path="Pictures/10000001000004100000015613EF5AF5241D013B.png" manifest:media-type="image/png"/>
  <manifest:file-entry manifest:full-path="Pictures/1000000100000410000001561858A2544AB2F77B.png" manifest:media-type="image/png"/>
  <manifest:file-entry manifest:full-path="Pictures/10000001000000600000006034B13194D1BDC9C3.png" manifest:media-type="image/png"/>
  <manifest:file-entry manifest:full-path="Pictures/100000010000069800000260991C5FC477184DA1.png" manifest:media-type="image/png"/>
  <manifest:file-entry manifest:full-path="Pictures/1000000100000410000001566FB2CDFBC612FBC1.png" manifest:media-type="image/png"/>
  <manifest:file-entry manifest:full-path="Pictures/10000001000007800000065563644F632FC8E074.png" manifest:media-type="image/png"/>
  <manifest:file-entry manifest:full-path="Pictures/10000001000004100000015634C69BEF3BD43711.png" manifest:media-type="image/png"/>
  <manifest:file-entry manifest:full-path="Pictures/1000000100000410000001567D5066A4673FBB9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5983b0" draw:textarea-horizontal-align="justify" draw:textarea-vertical-align="middle" draw:auto-grow-height="false" fo:min-height="4.208cm" fo:min-width="0.769cm"/>
    </style:style>
    <style:style style:name="gr10" style:family="graphic" style:parent-style-name="standard">
      <style:graphic-properties draw:stroke="none" draw:fill-color="#a1467e" draw:textarea-horizontal-align="justify" draw:textarea-vertical-align="middle" draw:auto-grow-height="false" fo:min-height="1.148cm" fo:min-width="3.576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4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6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22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5" style:family="graphic" style:parent-style-name="standard">
      <style:graphic-properties draw:stroke="none" draw:fill-color="#ff0000" draw:textarea-horizontal-align="justify" draw:textarea-vertical-align="middle" draw:auto-grow-height="false" fo:min-height="4.208cm" fo:min-width="0.769cm"/>
    </style:style>
    <style:style style:name="gr26" style:family="graphic" style:parent-style-name="standard">
      <style:graphic-properties draw:stroke="none" draw:fill-color="#afd095" draw:textarea-horizontal-align="justify" draw:textarea-vertical-align="middle" draw:auto-grow-height="false" fo:min-height="1.148cm" fo:min-width="3.576cm"/>
    </style:style>
    <style:style style:name="gr27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-color="#ffd8ce" draw:textarea-horizontal-align="justify" draw:textarea-vertical-align="middle" draw:auto-grow-height="false" fo:min-height="0.657cm" fo:min-width="3.576cm"/>
    </style:style>
    <style:style style:name="gr38" style:family="graphic" style:parent-style-name="standard">
      <style:graphic-properties draw:stroke="none" draw:fill="none" fo:min-height="2.134cm"/>
      <style:paragraph-properties style:writing-mode="lr-tb"/>
    </style:style>
    <style:style style:name="gr39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-color="#ff6d6d" draw:textarea-horizontal-align="justify" draw:textarea-vertical-align="middle" draw:auto-grow-height="false" fo:min-height="4.208cm" fo:min-width="0.769cm"/>
    </style:style>
    <style:style style:name="gr42" style:family="graphic" style:parent-style-name="standard">
      <style:graphic-properties draw:stroke="none" draw:fill-color="#ffff6d" draw:textarea-horizontal-align="justify" draw:textarea-vertical-align="middle" draw:auto-grow-height="false" fo:min-height="0.074cm" fo:min-width="3.50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44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5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46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7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48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49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50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54" style:family="graphic" style:parent-style-name="standard">
      <style:graphic-properties draw:stroke="none" draw:fill-color="#e16173" draw:textarea-horizontal-align="justify" draw:textarea-vertical-align="middle" draw:auto-grow-height="false" fo:min-height="4.208cm" fo:min-width="0.769cm"/>
    </style:style>
    <style:style style:name="gr55" style:family="graphic" style:parent-style-name="standard">
      <style:graphic-properties draw:stroke="none" draw:fill-color="#ffde59" draw:textarea-horizontal-align="justify" draw:textarea-vertical-align="middle" draw:auto-grow-height="false" fo:min-height="13.507cm" fo:min-width="2.038cm"/>
    </style:style>
    <style:style style:name="gr56" style:family="graphic" style:parent-style-name="standard">
      <style:graphic-properties draw:stroke="none" draw:fill-color="#ffde59" draw:textarea-horizontal-align="justify" draw:textarea-vertical-align="middle" draw:auto-grow-height="false" fo:min-height="4.208cm" fo:min-width="0.76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1.42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title">
      <style:graphic-properties draw:textarea-vertical-align="top" fo:min-height="1.737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3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4" style:family="presentation" style:parent-style-name="Default-title">
      <style:graphic-properties draw:textarea-vertical-align="top" draw:auto-grow-height="true" fo:min-height="2.509cm"/>
      <style:paragraph-properties style:writing-mode="lr-tb"/>
    </style:style>
    <style:style style:name="pr25" style:family="presentation" style:parent-style-name="Default-title">
      <style:graphic-properties draw:textarea-vertical-align="top" draw:auto-grow-height="true" fo:min-height="0.628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title">
      <style:graphic-properties draw:textarea-vertical-align="top" fo:min-height="0.869cm"/>
      <style:paragraph-properties style:writing-mode="lr-tb"/>
    </style:style>
    <style:style style:name="pr28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8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39" style:family="presentation" style:parent-style-name="Default-title">
      <style:graphic-properties draw:textarea-vertical-align="top" draw:auto-grow-height="true" fo:min-height="3.151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title">
      <style:graphic-properties draw:textarea-vertical-align="top" draw:auto-grow-height="true" fo:min-height="0.8cm"/>
      <style:paragraph-properties style:writing-mode="lr-tb"/>
    </style:style>
    <style:style style:name="pr42" style:family="presentation" style:parent-style-name="Default-title">
      <style:graphic-properties draw:textarea-vertical-align="top" draw:auto-grow-height="true" fo:min-height="6.94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title">
      <style:graphic-properties draw:textarea-vertical-align="top" draw:auto-grow-height="true" fo:min-height="4.267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outline1" style:list-style-name="L3">
      <style:graphic-properties draw:textarea-vertical-align="top" fo:min-height="11.929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title">
      <style:graphic-properties draw:textarea-vertical-align="top" fo:min-height="2.605cm"/>
      <style:paragraph-properties style:writing-mode="lr-tb"/>
    </style:style>
    <style:style style:name="pr64" style:family="presentation" style:parent-style-name="Default-outline1" style:list-style-name="L3">
      <style:graphic-properties fo:min-height="11.929cm"/>
      <style:paragraph-properties style:writing-mode="lr-tb"/>
    </style:style>
    <style:style style:name="pr6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5983b0"/>
      <style:paragraph-properties fo:text-align="center"/>
      <style:text-properties fo:language="fr" fo:country="FR"/>
    </style:style>
    <style:style style:name="P18" style:family="paragraph">
      <loext:graphic-properties draw:fill-color="#a1467e"/>
      <style:paragraph-properties fo:text-align="center"/>
      <style:text-properties fo:language="fr" fo:country="F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2" style:family="paragraph">
      <loext:graphic-properties draw:fill-color="#afd095"/>
      <style:paragraph-properties fo:text-align="center"/>
      <style:text-properties fo:language="fr" fo:country="FR"/>
    </style:style>
    <style:style style:name="P33" style:family="paragraph">
      <style:paragraph-properties fo:text-align="end"/>
    </style:style>
    <style:style style:name="P34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5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6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7" style:family="paragraph">
      <style:paragraph-properties style:writing-mode="lr-tb"/>
    </style:style>
    <style:style style:name="P38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-color="#ffd8ce"/>
      <style:paragraph-properties fo:text-align="center"/>
      <style:text-properties fo:language="fr" fo:country="FR"/>
    </style:style>
    <style:style style:name="P41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2" style:family="paragraph">
      <style:paragraph-properties fo:margin-left="0cm" fo:margin-right="0cm" fo:margin-top="0cm" fo:margin-bottom="0cm" fo:line-height="100%" fo:text-align="end" fo:text-indent="0cm"/>
    </style:style>
    <style:style style:name="P43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44" style:family="paragraph">
      <loext:graphic-properties draw:fill-color="#ff3838"/>
      <style:paragraph-properties fo:text-align="center"/>
    </style:style>
    <style:style style:name="P45" style:family="paragraph">
      <loext:graphic-properties draw:fill-color="#ff6d6d"/>
      <style:paragraph-properties fo:text-align="center"/>
      <style:text-properties fo:language="fr" fo:country="FR"/>
    </style:style>
    <style:style style:name="P46" style:family="paragraph">
      <loext:graphic-properties draw:fill-color="#ffff6d"/>
      <style:paragraph-properties fo:text-align="center"/>
      <style:text-properties fo:language="fr" fo:country="FR"/>
    </style:style>
    <style:style style:name="P47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8" style:family="paragraph">
      <style:paragraph-properties fo:text-align="center" style:writing-mode="lr-tb"/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P49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50" style:family="paragraph">
      <style:paragraph-properties fo:text-align="center" style:writing-mode="lr-tb"/>
      <style:text-properties fo:font-size="40pt" fo:language="fr" fo:country="FR" fo:font-weight="bold" style:font-size-asian="40pt" style:font-size-complex="40pt"/>
    </style:style>
    <style:style style:name="P51" style:family="paragraph">
      <loext:graphic-properties draw:fill-color="#ff5429"/>
      <style:paragraph-properties fo:text-align="center"/>
      <style:text-properties fo:language="fr" fo:country="FR"/>
    </style:style>
    <style:style style:name="P5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53" style:family="paragraph">
      <loext:graphic-properties draw:fill-color="#3465a4"/>
      <style:paragraph-properties fo:text-align="center"/>
      <style:text-properties fo:language="fr" fo:country="FR"/>
    </style:style>
    <style:style style:name="P5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5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56" style:family="paragraph">
      <loext:graphic-properties draw:fill="solid" draw:fill-color="#ffffff"/>
      <style:paragraph-properties fo:text-align="center"/>
    </style:style>
    <style:style style:name="P57" style:family="paragraph">
      <loext:graphic-properties draw:fill="none" draw:fill-color="#ffffff"/>
      <style:paragraph-properties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58" style:family="paragraph">
      <style:paragraph-properties fo:text-align="center" style:writing-mode="lr-tb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59" style:family="paragraph">
      <loext:graphic-properties draw:fill-color="#d4ea6b"/>
      <style:paragraph-properties fo:text-align="center"/>
      <style:text-properties fo:language="fr" fo:country="FR"/>
    </style:style>
    <style:style style:name="P60" style:family="paragraph">
      <style:paragraph-properties fo:text-align="start" style:writing-mode="lr-tb"/>
      <style:text-properties fo:font-size="36pt" fo:language="fr" fo:country="FR" fo:font-weight="bold" style:font-size-asian="36pt" style:font-size-complex="36pt"/>
    </style:style>
    <style:style style:name="P6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2" style:family="paragraph">
      <loext:graphic-properties draw:fill-color="#e16173"/>
      <style:paragraph-properties fo:text-align="center"/>
      <style:text-properties fo:language="fr" fo:country="FR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64" style:family="paragraph">
      <loext:graphic-properties draw:fill-color="#ffde59"/>
      <style:paragraph-properties fo:text-align="center"/>
      <style:text-properties fo:language="fr" fo:country="FR"/>
    </style:style>
    <style:style style:name="P6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66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7" style:family="paragraph">
      <style:paragraph-properties fo:text-align="end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color="#ffffff" loext:opacity="100%" fo:font-size="22pt" fo:language="fr" fo:country="FR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23" style:family="text">
      <style:text-properties fo:color="#ffffff" loext:opacity="100%" fo:font-size="36pt" fo:language="fr" fo:country="FR" style:font-size-asian="36pt" style:font-size-complex="36pt"/>
    </style:style>
    <style:style style:name="T24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5" style:family="text">
      <style:text-properties fo:color="#ffffff" loext:opacity="100%" fo:font-size="20pt" fo:language="fr" fo:country="FR" style:font-size-asian="20pt" style:font-size-complex="20pt"/>
    </style:style>
    <style:style style:name="T26" style:family="text">
      <style:text-properties fo:font-size="44pt" fo:language="fr" fo:country="FR" fo:font-weight="bold" style:font-size-asian="44pt" style:font-size-complex="44pt"/>
    </style:style>
    <style:style style:name="T27" style:family="text">
      <style:text-properties fo:font-size="18pt" fo:language="fr" fo:country="FR" fo:font-weight="bold" style:font-weight-asian="bold" style:font-weight-complex="bold"/>
    </style:style>
    <style:style style:name="T28" style:family="text">
      <style:text-properties fo:font-size="18pt" fo:language="fr" fo:country="FR"/>
    </style:style>
    <style:style style:name="T2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font-size="20pt" fo:language="fr" fo:country="FR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T34" style:family="text">
      <style:text-properties fo:font-size="40pt" fo:language="fr" fo:country="FR" fo:font-weight="bold" style:font-size-asian="40pt" style:font-size-complex="40pt"/>
    </style:style>
    <style:style style:name="T35" style:family="text">
      <style:text-properties fo:font-size="28pt" fo:language="fr" fo:country="FR" fo:font-weight="bold" style:font-size-asian="28pt" style:font-size-complex="28pt"/>
    </style:style>
    <style:style style:name="T3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0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41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42" style:family="text">
      <style:text-properties fo:font-size="36pt" fo:language="fr" fo:country="FR" fo:font-weight="bold" style:font-size-asian="36pt" style:font-size-complex="36pt"/>
    </style:style>
    <style:style style:name="T43" style:family="text">
      <style:text-properties fo:font-size="13.3999996185303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36pt" style:font-size-asian="36pt" style:font-size-complex="36pt"/>
    </style:style>
    <style:style style:name="T46" style:family="text">
      <style:text-properties fo:font-size="36pt" fo:font-weight="bold" style:font-size-asian="36pt" style:font-weight-asian="bold" style:font-size-complex="36pt" style:font-weight-complex="bold"/>
    </style:style>
    <style:style style:name="T47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8" style:family="text">
      <style:text-properties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71cm 15.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</text:span></text:p>
          </draw:text-box>
        </draw:frame>
        <draw:frame presentation:style-name="pr7" draw:text-style-name="P13" draw:layer="layout" svg:width="25.806cm" svg:height="2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mpossible de mettre une balise &lt;p&gt; dans une autre balise &lt;p&gt;</text:span></text:p>
              </text:list-item>
            </text:list>
          </draw:text-box>
        </draw:frame>
        <draw:custom-shape draw:style-name="gr9" draw:text-style-name="P17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14.925cm" svg:height="7.835cm" svg:x="6.538cm" svg:y="5.929cm">
          <draw:image xlink:href="Pictures/1000000100000280000001506ED8C60C1A1C84C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8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9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12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0" draw:layer="layout" svg:width="25.147cm" svg:height="2.65cm" svg:x="1.016cm" svg:y="12.9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1"><text:s/></text:span><text:span text:style-name="T12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10" draw:text-style-name="P21" draw:layer="layout" svg:width="25.806cm" svg:height="6.4cm" svg:x="1.37cm" svg:y="3cm" presentation:class="outline" presentation:user-transformed="true">
          <draw:text-box>
            <text:p text:style-name="P12"><text:span text:style-name="T4">N’utilisez pas des balises comme &lt;center&gt; pour formater le texte.</text:span></text:p>
            <text:p text:style-name="P12"><text:span text:style-name="T4">Elles sont obsolètes. </text:span></text:p>
          </draw:text-box>
        </draw:frame>
        <draw:custom-shape draw:style-name="gr14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6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3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Casse du texte</text:span></text:p>
          </draw:text-box>
        </draw:frame>
        <draw:frame presentation:style-name="pr12" draw:text-style-name="P24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Évitez les paragraphes écrits en majuscules, ceci rend la lecture compliquées pour les personnes dyslexiques notamment</text:span></text:p>
                <text:list>
                  <text:list-item>
                    <text:p><text:span text:style-name="T14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8" draw:text-style-name="P20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3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4" draw:text-style-name="P27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Accepte comme valeur : </text:span></text:p>
                <text:list>
                  <text:list-item>
                    <text:p text:style-name="P1"><text:span text:style-name="T16">normal (400) (valeur par défaut) / bold (700)</text:span></text:p>
                  </text:list-item>
                  <text:list-item>
                    <text:p text:style-name="P26"><text:span text:style-name="T15">Nombres compris en 100 et 900 définis</text:span></text:p>
                    <text:list>
                      <text:list-item>
                        <text:p text:style-name="P1"><text:span text:style-name="T15">Dépendra de la police</text:span></text:p>
                      </text:list-item>
                    </text:list>
                  </text:list-item>
                  <text:list-item>
                    <text:p text:style-name="P26"><text:span text:style-name="T15">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ermet de changer la police du texte</text:span></text:p>
              </text:list-item>
              <text:list-item>
                <text:p text:style-name="P12"><text:span text:style-name="T15">Accepte comme valeur une liste de polices ordonnée par priorité, la police prioritaire étant la plus à gauche</text:span></text:p>
                <text:list>
                  <text:list-item>
                    <text:p text:style-name="P1"><text:span text:style-name="T15">Exemple : </text:span><text:span text:style-name="T17">Cambria</text:span><text:span text:style-name="T15">, Cochin, Georgia, Times, 'Times New Roman', </text:span><text:span text:style-name="T18">serif</text:span><text:span text:style-name="T15">;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0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4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0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frame draw:style-name="gr2" draw:text-style-name="P28" draw:layer="layout" svg:width="22.8cm" svg:height="8.462cm" svg:x="2.6cm" svg:y="2.2cm">
          <draw:image xlink:href="Pictures/1000000100000410000001829174AE9C58A42794.png" xlink:type="simple" xlink:show="embed" xlink:actuate="onLoad" draw:mime-type="image/png">
            <text:p/>
          </draw:image>
        </draw:frame>
        <draw:frame presentation:style-name="pr16" draw:text-style-name="P29" draw:layer="layout" svg:width="23.714cm" svg:height="1.737cm" svg:x="2.143cm" svg:y="10.8cm" presentation:class="title" presentation:user-transformed="true">
          <draw:text-box>
            <text:p text:style-name="P19"><text:span text:style-name="T20">Si la police "Cambria" n'est pas trouvée alors on charge "Times New Roman", etc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7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Valeurs de secours si celles précédentes ne fonctionnent pas</text:span></text:p>
                <text:list>
                  <text:list-item>
                    <text:p text:style-name="P1"><text:span text:style-name="T15">On met l'un </text:span><text:span text:style-name="T17">OU</text:span><text:span text:style-name="T15"> l'autre à la fin de la liste de polices</text:span></text:p>
                  </text:list-item>
                </text:list>
              </text:list-item>
              <text:list-item>
                <text:p text:style-name="P12"><text:span text:style-name="T15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0" draw:layer="layout" svg:width="25.147cm" svg:height="3.095cm" svg:x="1.017cm" svg:y="13.4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0" draw:layer="layout" svg:width="25.147cm" svg:height="2.621cm" svg:x="1.016cm" svg:y="13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adobe.com/fr/creativecloud/design/discover/serif-vs-sans-serif.html" xlink:type="simple">https://www.adobe.com/fr/creativecloud/design/discover/serif-vs-sans-serif.html</text:a></text:span></text:p>
              </text:list-item>
              <text:list-item>
                <text:p><text:span text:style-name="T10"><text:a xlink:href="https://www.get-beyond.fr/serif-sans-serif-difference/" xlink:type="simple">https://www.get-beyond.fr/serif-sans-serif-difference/</text:a></text:span></text:p>
              </text:list-item>
              <text:list-item>
                <text:p><text:span text:style-name="T10"><text:a xlink:href="https://www.canva.com/learn/serif-vs-sans-serif-fonts/" xlink:type="simple">https://www.canva.com/learn/serif-vs-sans-serif-fonts/</text:a></text:span><text:span text:style-name="T12"><text:s/>- anglais</text:span></text:p>
              </text:list-item>
            </text:list>
            <text:p><text:span text:style-name="T12"/></text:p>
          </draw:text-box>
        </draw:frame>
        <draw:frame draw:style-name="gr21" draw:text-style-name="P28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22" draw:text-style-name="P28" draw:layer="layout" svg:x1="7.6cm" svg:y1="8.4cm" svg:x2="9.6cm" svg:y2="6.4cm">
          <text:p/>
        </draw:line>
        <draw:frame draw:style-name="gr23" draw:text-style-name="P30" draw:layer="layout" svg:width="9.983cm" svg:height="3.806cm" svg:x="1.017cm" svg:y="8.6cm">
          <draw:text-box>
            <text:p><text:span text:style-name="T21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4" draw:text-style-name="P30" draw:layer="layout" svg:width="11.8cm" svg:height="5.228cm" svg:x="15.4cm" svg:y="8.601cm">
          <draw:text-box>
            <text:p><text:span text:style-name="T21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22" draw:text-style-name="P28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8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ar défaut, accès uniquement à des polices système</text:span></text:p>
              </text:list-item>
              <text:list-item>
                <text:p text:style-name="P1"><text:span text:style-name="T15">Utilisation de la règle @font-face pour utiliser des polices non système</text:span></text:p>
                <text:list>
                  <text:list-item>
                    <text:p text:style-name="P1"><text:span text:style-name="T15">On ne l’utilisera pas dans le cadre du cour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0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9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istez des polices cohérentes dans votre propriété</text:span></text:p>
                <text:list>
                  <text:list-item>
                    <text:p text:style-name="P1"><text:span text:style-name="T15">Ne mettez pas "Comic Sans MS" et "Impact" ensemble, par exemple</text:span></text:p>
                  </text:list-item>
                  <text:list-item>
                    <text:p text:style-name="P1"><text:span text:style-name="T15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0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8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20" draw:text-style-name="P31" draw:layer="layout" svg:width="12.4cm" svg:height="8.4cm" svg:x="15.2cm" svg:y="3.2cm" presentation:class="title" presentation:user-transformed="true">
          <draw:text-box>
            <text:p text:style-name="P1"><text:span text:style-name="T22">Les trois polices sont à 40px pourtant elles n'occupent pas le même espace d'où l'importance d'avoir une liste de polices cohérentes pour la valeur de la propriété "font-family"</text:span></text:p>
          </draw:text-box>
        </draw:frame>
        <draw:frame draw:style-name="gr19" draw:text-style-name="P20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1" draw:text-style-name="P27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3">Éviter la redondance des </text:span><text:span text:style-name="T17">valeurs de propriétés</text:span></text:p>
              </text:list-item>
              <text:list-item>
                <text:p text:style-name="P12"><text:span text:style-name="T15">Géré par tous les navigateurs modernes</text:span></text:p>
              </text:list-item>
            </text:list>
          </draw:text-box>
        </draw:frame>
        <draw:frame draw:style-name="gr18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5" draw:text-style-name="P4" draw:layer="layout" svg:width="2.538cm" svg:height="13.757cm" draw:transform="rotate (-3.14159265358979) translate (1.017cm 16.1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2" draw:text-style-name="P28" draw:layer="layout" svg:width="17.728cm" svg:height="7.223cm" svg:x="5.8cm" svg:y="2.2cm">
          <draw:image xlink:href="Pictures/100000010000029E00000111B3F81D12A7C68DF8.png" xlink:type="simple" xlink:show="embed" xlink:actuate="onLoad" draw:mime-type="image/png">
            <text:p/>
          </draw:image>
        </draw:frame>
        <draw:custom-shape draw:style-name="gr27" draw:text-style-name="P28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8" draw:text-style-name="P28" draw:layer="layout" svg:x1="10.6cm" svg:y1="7.6cm" svg:x2="10.6cm" svg:y2="10.6cm">
          <text:p/>
        </draw:line>
        <draw:frame presentation:style-name="pr22" draw:text-style-name="P34" draw:layer="layout" svg:width="8.399cm" svg:height="1.4cm" svg:x="1.9cm" svg:y="9.423cm" presentation:class="title" presentation:user-transformed="true">
          <draw:text-box>
            <text:p text:style-name="P33"><text:span text:style-name="T24">fonction "var" pour pouvoir utiliser les propriétés personnalisées</text:span></text:p>
          </draw:text-box>
        </draw:frame>
        <draw:custom-shape draw:style-name="gr29" draw:text-style-name="P28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30" draw:text-style-name="P28" draw:layer="layout" svg:x1="12.4cm" svg:y1="7.6cm" svg:x2="12.4cm" svg:y2="12cm">
          <text:p/>
        </draw:line>
        <draw:frame presentation:style-name="pr23" draw:text-style-name="P35" draw:layer="layout" svg:width="4cm" svg:height="1.882cm" svg:x="12.6cm" svg:y="10.218cm" presentation:class="title" presentation:user-transformed="true">
          <draw:text-box>
            <text:p text:style-name="P1"><text:span text:style-name="T24">propriété personnalisée définie avant</text:span></text:p>
          </draw:text-box>
        </draw:frame>
        <draw:custom-shape draw:style-name="gr31" draw:text-style-name="P28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32" draw:text-style-name="P28" draw:layer="layout" svg:x1="20.4cm" svg:y1="7.6cm" svg:x2="20.4cm" svg:y2="11.8cm">
          <text:p/>
        </draw:line>
        <draw:frame presentation:style-name="pr24" draw:text-style-name="P35" draw:layer="layout" svg:width="5.2cm" svg:height="2.509cm" svg:x="20.6cm" svg:y="9.977cm" presentation:class="title" presentation:user-transformed="true">
          <draw:text-box>
            <text:p text:style-name="P1"><text:span text:style-name="T24">valeur par défaut si la propriété n'existe pas (facultatif)</text:span></text:p>
          </draw:text-box>
        </draw:frame>
        <draw:custom-shape draw:style-name="gr33" draw:text-style-name="P28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34" draw:text-style-name="P28" draw:layer="layout" svg:x1="10.399cm" svg:y1="7.6cm" svg:x2="10.399cm" svg:y2="13.2cm">
          <text:p/>
        </draw:line>
        <draw:frame presentation:style-name="pr25" draw:text-style-name="P35" draw:layer="layout" svg:width="6cm" svg:height="0.628cm" svg:x="10.6cm" svg:y="12.722cm" presentation:class="title" presentation:user-transformed="true">
          <draw:text-box>
            <text:p text:style-name="P1"><text:span text:style-name="T24">une variable CSS</text:span></text:p>
          </draw:text-box>
        </draw:frame>
        <draw:frame draw:style-name="gr18" draw:text-style-name="P20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5" draw:text-style-name="P4" draw:layer="layout" svg:width="2.538cm" svg:height="13.757cm" draw:transform="rotate (-3.14159265358979) translate (1.017cm 16.1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6" draw:text-style-name="P27" draw:layer="layout" svg:width="26.43cm" svg:height="3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es variables possèdent une portée (scope) définie par le sélecteur css</text:span></text:p>
              </text:list-item>
              <text:list-item>
                <text:p text:style-name="P12"><text:span text:style-name="T15">Utilisation de la pseudo-classe ":root" pour rendre la variable globale</text:span></text:p>
              </text:list-item>
            </text:list>
          </draw:text-box>
        </draw:frame>
        <draw:frame presentation:style-name="pr27" draw:text-style-name="P36" draw:layer="layout" svg:width="23.714cm" svg:height="0.869cm" svg:x="2.143cm" svg:y="13.531cm" presentation:class="title" presentation:user-transformed="true">
          <draw:text-box>
            <text:p text:style-name="P19"><text:span text:style-name="T25">La variable est globale car définie dans ":root"</text:span></text:p>
          </draw:text-box>
        </draw:frame>
        <draw:frame draw:style-name="gr2" draw:text-style-name="P28" draw:layer="layout" svg:width="19cm" svg:height="7.57cm" svg:x="4.5cm" svg:y="6cm">
          <draw:image xlink:href="Pictures/10000001000003DC000001AA18B3E25E861B6E63.png" xlink:type="simple" xlink:show="embed" xlink:actuate="onLoad" draw:mime-type="image/png">
            <text:p/>
          </draw:image>
        </draw:frame>
        <draw:frame draw:style-name="gr18" draw:text-style-name="P20" draw:layer="layout" svg:width="25.147cm" svg:height="2.403cm" svg:x="1.017cm" svg:y="14.2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5" draw:text-style-name="P4" draw:layer="layout" svg:width="2.538cm" svg:height="13.757cm" draw:transform="rotate (-3.14159265358979) translate (1.017cm 16.1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7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7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9" draw:layer="layout" svg:width="23.714cm" svg:height="1.737cm" svg:x="2.143cm" svg:y="11.348cm" presentation:class="title" presentation:user-transformed="true">
          <draw:text-box>
            <text:p text:style-name="P19"><text:span text:style-name="T20">Les deux codes font la même chose mais l'utilisation de variables rend le code plus facile à modifier</text:span></text:p>
          </draw:text-box>
        </draw:frame>
        <draw:frame draw:style-name="gr35" draw:text-style-name="P28" draw:layer="layout" svg:width="16.988cm" svg:height="7.6cm" svg:x="0.6cm" svg:y="2.6cm">
          <draw:image xlink:href="Pictures/100000010000037E00000190155035960A803244.png" xlink:type="simple" xlink:show="embed" xlink:actuate="onLoad" draw:mime-type="image/png">
            <text:p/>
          </draw:image>
        </draw:frame>
        <draw:frame draw:style-name="gr36" draw:text-style-name="P28" draw:layer="layout" svg:width="17.099cm" svg:height="6cm" svg:x="10.4cm" svg:y="5cm">
          <draw:image xlink:href="Pictures/100000010000034000000124F5620B0CBC04A5F0.png" xlink:type="simple" xlink:show="embed" xlink:actuate="onLoad" draw:mime-type="image/png">
            <text:p/>
          </draw:image>
        </draw:frame>
        <draw:custom-shape draw:style-name="gr25" draw:text-style-name="P4" draw:layer="layout" svg:width="2.538cm" svg:height="13.757cm" draw:transform="rotate (-3.14159265358979) translate (1.017cm 16.1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8" draw:text-style-name="P38" draw:layer="layout" svg:width="25.198cm" svg:height="5.209cm" svg:x="1.401cm" svg:y="5.271cm" presentation:class="title" presentation:user-transformed="true">
          <draw:text-box>
            <text:p text:style-name="P1"><text:span text:style-name="T26">Vous n'êtes pas obligé d'utiliser des variables, c'est pour votre confort de travail</text:span></text:p>
          </draw:text-box>
        </draw:frame>
        <draw:custom-shape draw:style-name="gr25" draw:text-style-name="P4" draw:layer="layout" svg:width="2.538cm" svg:height="13.757cm" draw:transform="rotate (-3.14159265358979) translate (1.017cm 16.1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9" draw:text-style-name="P27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référez la balise &lt;p&gt; pour contenir un bloc de texte</text:span></text:p>
              </text:list-item>
              <text:list-item>
                <text:p text:style-name="P12"><text:span text:style-name="T15">Pour formater du texte dans une balise &lt;p&gt;, il faut utiliser la balise &lt;span&gt;</text:span></text:p>
              </text:list-item>
              <text:list-item>
                <text:p text:style-name="P12"><text:span text:style-name="T15">Une balise &lt;p&gt; ne peut pas être dans une autre balise &lt;p&gt;</text:span></text:p>
                <text:list>
                  <text:list-item>
                    <text:p text:style-name="P1"><text:span text:style-name="T17">Il faut utiliser la balise &lt;span&gt;</text:span></text:p>
                  </text:list-item>
                </text:list>
              </text:list-item>
            </text:list>
          </draw:text-box>
        </draw:frame>
        <draw:frame draw:style-name="gr18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9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7" draw:text-style-name="P40" draw:layer="layout" svg:width="8.15cm" svg:height="2.799cm" svg:x="-1.95cm" svg:y="-1.21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draw:style-name="gr18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9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7" draw:text-style-name="P40" draw:layer="layout" svg:width="8.15cm" svg:height="2.799cm" svg:x="-1.95cm" svg:y="-1.21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8" draw:layer="layout" svg:width="16cm" svg:height="5.26cm" svg:x="11.6cm" svg:y="8.4cm">
          <draw:image xlink:href="Pictures/10000001000004100000015613EF5AF5241D013B.png" xlink:type="simple" xlink:show="embed" xlink:actuate="onLoad" draw:mime-type="image/png">
            <text:p/>
          </draw:image>
        </draw:frame>
        <draw:frame draw:style-name="gr2" draw:text-style-name="P28" draw:layer="layout" svg:width="16cm" svg:height="5.26cm" svg:x="0.4cm" svg:y="2.2cm">
          <draw:image xlink:href="Pictures/1000000100000410000001561858A2544AB2F77B.png" xlink:type="simple" xlink:show="embed" xlink:actuate="onLoad" draw:mime-type="image/png">
            <text:p/>
          </draw:image>
        </draw:frame>
        <draw:frame draw:style-name="gr38" draw:text-style-name="P41" draw:layer="layout" svg:width="9.616cm" svg:height="2.384cm" svg:x="16.4cm" svg:y="2.2cm">
          <draw:text-box>
            <text:p text:style-name="P1"><text:span text:style-name="T27">Incorrect : </text:span></text:p>
            <text:p text:style-name="P1"><text:span text:style-name="T28">Il y a une balise &lt;p&gt; dans une autre balise &lt;p&gt;</text:span></text:p>
          </draw:text-box>
        </draw:frame>
        <draw:frame draw:style-name="gr38" draw:text-style-name="P43" draw:layer="layout" svg:width="9.616cm" svg:height="2.384cm" svg:x="2cm" svg:y="8.316cm">
          <draw:text-box>
            <text:p text:style-name="P33"><text:span text:style-name="T27">Correct :</text:span></text:p>
            <text:p text:style-name="P42"><text:span text:style-name="T28">Il y a une balise &lt;span&gt; pour styliser dans une balise &lt;p&gt;</text:span></text:p>
          </draw:text-box>
        </draw:frame>
        <draw:custom-shape draw:style-name="gr39" draw:text-style-name="P44" draw:layer="layout" svg:width="1.2cm" svg:height="1.2cm" svg:x="14.6cm" svg:y="2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0" draw:text-style-name="P28" draw:layer="layout" svg:width="1.27cm" svg:height="1.27cm" svg:x="25.73cm" svg:y="9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30" draw:text-style-name="P27" draw:layer="layout" svg:width="25.806cm" svg:height="9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Il est possible d'imbriquer des balises &lt;span&gt;</text:span></text:p>
              </text:list-item>
            </text:list>
          </draw:text-box>
        </draw:frame>
        <draw:frame draw:style-name="gr18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9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7" draw:text-style-name="P40" draw:layer="layout" svg:width="8.15cm" svg:height="2.799cm" svg:x="-1.95cm" svg:y="-1.21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31" draw:text-style-name="P27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Évitez de mélanger trop de polices d'écriture au sein même d'un site</text:span><text:span text:style-name="T15"><text:line-break/></text:span><text:span text:style-name="T17">Deux ou trois</text:span><text:span text:style-name="T15"> polices différentes maximum</text:span></text:p>
              </text:list-item>
              <text:list-item>
                <text:p text:style-name="P12"><text:span text:style-name="T15">Pensez aux dyslexiques, préférez les polices simples à celles (trop) stylisées</text:span></text:p>
              </text:list-item>
            </text:list>
          </draw:text-box>
        </draw:frame>
        <draw:frame draw:style-name="gr18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4" draw:text-style-name="P14" draw:layer="layout" svg:width="2.538cm" svg:height="13.757cm" draw:transform="rotate (-3.14159265358979) translate (1.017cm 16.1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32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29">rem</text:span><text:span text:style-name="T6">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45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6" draw:layer="layout" svg:width="8cm" svg:height="1cm" draw:transform="rotate (1.5707963267949) translate (27.4cm 6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0" draw:layer="layout" svg:width="25.147cm" svg:height="1.75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size" xlink:type="simple">https://developer.mozilla.org/fr/docs/Web/CSS/font-size</text:a></text:span></text:p>
              </text:list-item>
              <text:list-item>
                <text:p><text:span text:style-name="T10"><text:a xlink:href="https://developer.mozilla.org/fr/docs/Web/CSS/length" xlink:type="simple">https://developer.mozilla.org/fr/docs/Web/CSS/length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Il est possible d'utiliser le centimètre (cm) ou le point (pt) comme unité. Ceci est à éviter absolument pour le web, en revanche, elles peuvent être utiles pour le css d'impression.</text:span><text:span text:style-name="T30"><text:line-break/></text:span><text:span text:style-name="T30">1cm == 37.8px</text:span></text:p>
                </text:list-item>
                <text:list-item>
                  <text:p><text:span text:style-name="T30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4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3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Taille de texte</text:span></text:p>
          </draw:text-box>
        </draw:frame>
        <draw:frame presentation:style-name="pr34" draw:text-style-name="P47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31">16 px est considéré comme étant la taille recommandée pour un corps de texte sur le web</text:span></text:p>
                <text:list>
                  <text:list-item>
                    <text:p><text:span text:style-name="T31">En dessous ça devient compliqué à lire</text:span></text:p>
                  </text:list-item>
                </text:list>
              </text:list-item>
              <text:list-item>
                <text:p><text:span text:style-name="T31">Préférer les tailles de polices relatives comme le rem, le % ou l’em. </text:span><text:span text:style-name="T32">Mais le rem reste moins prise de tête pour les calculs</text:span></text:p>
                <text:list>
                  <text:list-item>
                    <text:p><text:span text:style-name="T31">Ne pas oublier que certains utilisateurs peuvent zoomer ou même changer la taille de base de la font-size du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5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6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 : basé sur l'élément racine (r pour root) de la page (balise &lt;html&gt; ou navigateur) avec une valeur de 16px</text:span></text:p>
              </text:list-item>
              <text:list-item>
                <text:p text:style-name="P12"><text:span text:style-name="T6">em / % : plus utilisé pour les marges notamment de la balise &lt;p&gt;</text:span></text:p>
                <text:list>
                  <text:list-item>
                    <text:p text:style-name="P1"><text:span text:style-name="T6">Se base sur la font-size du parent </text:span><text:span text:style-name="T29">direct</text:span></text:p>
                  </text:list-item>
                </text:list>
              </text:list-item>
            </text:list>
          </draw:text-box>
        </draw:frame>
        <draw:custom-shape draw:style-name="gr41" draw:text-style-name="P45" draw:layer="layout" svg:width="2.538cm" svg:height="13.757cm" draw:transform="rotate (-3.14159265358979) translate (1.018cm 16.1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6" draw:layer="layout" svg:width="8cm" svg:height="1cm" draw:transform="rotate (1.5707963267949) translate (27.401cm 6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48" draw:layer="layout" svg:width="23.714cm" svg:height="1.737cm" svg:x="2.143cm" svg:y="12.863cm" presentation:class="title" presentation:user-transformed="true">
          <draw:text-box>
            <text:p text:style-name="P19"><text:span text:style-name="T33">On préférera utiliser l'unité "rem"</text:span></text:p>
          </draw:text-box>
        </draw:frame>
        <draw:frame draw:style-name="gr43" draw:text-style-name="P20" draw:layer="layout" svg:width="25.147cm" svg:height="1.75cm" svg:x="1.017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7"><text:span text:style-name="T19">Certains vont même jusqu'à définir la taille des breakpoint des medias queries en em</text:span></text:p>
                </text:list-item>
                <text:list-item>
                  <text:p text:style-name="P37"><text:span text:style-name="T19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7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8" draw:text-style-name="P49" draw:layer="layout" svg:width="26.693cm" svg:height="10.9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</text:list-item>
              <text:list-item>
                <text:p text:style-name="P12"><text:span text:style-name="T6">S'applique à toutes les propriétés CSS acceptant une longueur (width, font-size, gap, margin…)</text:span></text:p>
              </text:list-item>
              <text:list-item>
                <text:p text:style-name="P12"><text:span text:style-name="T6">Indispensable avec la propriété "font-size" pour l'accessibilité</text:span></text:p>
              </text:list-item>
            </text:list>
          </draw:text-box>
        </draw:frame>
        <draw:custom-shape draw:style-name="gr41" draw:text-style-name="P45" draw:layer="layout" svg:width="2.538cm" svg:height="13.757cm" draw:transform="rotate (-3.14159265358979) translate (1.019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6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0" draw:layer="layout" svg:width="25.147cm" svg:height="1.75cm" svg:x="1.018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9" draw:text-style-name="P50" draw:layer="layout" svg:width="25.198cm" svg:height="3.151cm" svg:x="1.401cm" svg:y="6.3cm" presentation:class="title" presentation:user-transformed="true">
          <draw:text-box>
            <text:p text:style-name="P19"><text:span text:style-name="T34">Utilisez toujours l’unité rem au moins pour la propriété « font-size »</text:span></text:p>
          </draw:text-box>
        </draw:frame>
        <draw:custom-shape draw:style-name="gr41" draw:text-style-name="P45" draw:layer="layout" svg:width="2.538cm" svg:height="13.757cm" draw:transform="rotate (-3.14159265358979) translate (1.019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6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5" draw:text-style-name="P51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2" draw:layer="layout" svg:width="25.198cm" svg:height="1.303cm" svg:x="1.393cm" svg:y="0.627cm" presentation:class="title" presentation:user-transformed="true">
          <draw:text-box>
            <text:p text:style-name="P1"><text:span text:style-name="T35">Pratiquons ! - Exemple unité rem</text:span></text:p>
          </draw:text-box>
        </draw:frame>
        <draw:custom-shape draw:style-name="gr46" draw:text-style-name="P5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55" draw:layer="layout" svg:width="26.06cm" svg:height="9.104cm" svg:x="1.37cm" svg:y="2.296cm" presentation:class="outline" presentation:user-transformed="true">
          <draw:text-box>
            <text:p text:style-name="P54"><text:span text:style-name="T36">Pré-requis : </text:span></text:p>
            <text:list text:style-name="L2">
              <text:list-item>
                <text:p text:style-name="P12"><text:span text:style-name="T37">Avoir la ressource ressources/exemple-unite-rem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github.com/DanYellow/cours/raw/refs/heads/main/integration-web-s1/travaux-pratiques/numero-4/integration-web-s1_travaux-pratiques_numero-4.ressources.zip" xlink:type="simple">https://github.com/DanYellow/cours/raw/refs/heads/main/integration-web-s1/travaux-pratiques/numero-4/integration-web-s1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7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8" draw:text-style-name="P49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Formule conversion pixel → rem : <text:s/></text:span></text:p>
              </text:list-item>
            </text:list>
          </draw:text-box>
        </draw:frame>
        <draw:frame draw:style-name="gr47" draw:text-style-name="P56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8" draw:text-style-name="P57" draw:layer="layout" svg:width="25.147cm" svg:height="0.7cm" svg:x="1.018cm" svg:y="14.3cm">
          <draw:text-box>
            <text:p><text:span text:style-name="T39">* </text:span><text:span text:style-name="T40">: Taille de police par défaut du navigateur, cette valeur est souvent 16. </text:span></text:p>
          </draw:text-box>
        </draw:frame>
        <draw:custom-shape draw:style-name="gr41" draw:text-style-name="P45" draw:layer="layout" svg:width="2.538cm" svg:height="13.757cm" draw:transform="rotate (-3.14159265358979) translate (1.02cm 16.1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6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7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8" draw:text-style-name="P49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29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47" draw:text-style-name="P56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1" draw:text-style-name="P45" draw:layer="layout" svg:width="2.538cm" svg:height="13.757cm" draw:transform="rotate (-3.14159265358979) translate (1.02cm 16.1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6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7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8" draw:text-style-name="P49" draw:layer="layout" svg:width="26.693cm" svg:height="1.126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p text:style-name="P12"><text:span text:style-name="T6"/></text:p>
              </text:list-header>
            </text:list>
          </draw:text-box>
        </draw:frame>
        <draw:frame presentation:style-name="pr41" draw:text-style-name="P58" draw:layer="layout" svg:width="25.198cm" svg:height="0.8cm" svg:x="1.401cm" svg:y="13.3cm" presentation:class="title" presentation:user-transformed="true">
          <draw:text-box>
            <text:p text:style-name="P19"><text:span text:style-name="T41">Ce raisonnement s’applique à "l’infini"</text:span></text:p>
          </draw:text-box>
        </draw:frame>
        <draw:custom-shape draw:style-name="gr41" draw:text-style-name="P45" draw:layer="layout" svg:width="2.538cm" svg:height="13.757cm" draw:transform="rotate (-3.14159265358979) translate (1.02cm 16.1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6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8" draw:layer="layout" svg:width="26.5cm" svg:height="9.54cm" svg:x="0.75cm" svg:y="3.698cm">
          <draw:image xlink:href="Pictures/100000010000069800000260991C5FC477184D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2" draw:text-style-name="P38" draw:layer="layout" svg:width="25.198cm" svg:height="6.945cm" svg:x="1.401cm" svg:y="4.055cm" presentation:class="title" presentation:user-transformed="true">
          <draw:text-box>
            <text:p text:style-name="P1"><text:span text:style-name="T26">Privilégiez l'unité rem pour vous éviter des prises de tête et être conforme aux règles d’accessibilité</text:span></text:p>
          </draw:text-box>
        </draw:frame>
        <draw:custom-shape draw:style-name="gr41" draw:text-style-name="P45" draw:layer="layout" svg:width="2.538cm" svg:height="13.757cm" draw:transform="rotate (-3.14159265358979) translate (1.02cm 16.1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6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3" draw:text-style-name="P13" draw:layer="layout" svg:width="25.806cm" svg:height="5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start;)</text:span></text:p>
              </text:list-item>
            </text:list>
          </draw:text-box>
        </draw:frame>
        <draw:custom-shape draw:style-name="gr49" draw:text-style-name="P59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0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5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start, end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frame draw:style-name="gr20" draw:text-style-name="P20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9" draw:text-style-name="P59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7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, on utilisait</text:span></text:p>
                <text:list>
                  <text:list-item>
                    <text:p text:style-name="P1"><text:span text:style-name="T6">"left" pour aligner à gauche (maintenant "start")</text:span></text:p>
                  </text:list-item>
                  <text:list-item>
                    <text:p text:style-name="P1"><text:span text:style-name="T6">"right" pour aligner à droite (maintenant "end")</text:span></text:p>
                  </text:list-item>
                </text:list>
              </text:list-item>
            </text:list>
          </draw:text-box>
        </draw:frame>
        <draw:frame draw:style-name="gr20" draw:text-style-name="P20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9" draw:text-style-name="P59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4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49" draw:text-style-name="P60" draw:layer="layout" svg:width="25.198cm" svg:height="4.267cm" svg:x="1.401cm" svg:y="6.139cm" presentation:class="title" presentation:user-transformed="true">
          <draw:text-box>
            <text:p text:style-name="P1"><text:span text:style-name="T42">"start" ou "left", "end" ou "right", ils sont tous valides, mais préférez la version moderne ("start" et "end")</text:span></text:p>
          </draw:text-box>
        </draw:frame>
        <draw:custom-shape draw:style-name="gr41" draw:text-style-name="P45" draw:layer="layout" svg:width="2.538cm" svg:height="13.757cm" draw:transform="rotate (-3.14159265358979) translate (1.02cm 16.1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6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6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23" draw:layer="layout" svg:width="2.931cm" svg:height="14.531cm" draw:transform="rotate (-1.5707963267949) translate (14.48cm 12.9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0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1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sur le web </text:p>
                <text:p/>
              </text:list-item>
            </text:list>
          </draw:text-box>
        </draw:frame>
        <draw:frame draw:style-name="gr2" draw:text-style-name="P28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51" draw:text-style-name="P16" draw:layer="layout" svg:width="25.147cm" svg:height="2.677cm" svg:x="1.019cm" svg:y="13.546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><text:span text:style-name="T10"><text:a xlink:href="https://fr.wikipedia.org/wiki/Lézarde_(imprimerie)" xlink:type="simple">https://fr.wikipedia.org/wiki/L%C3%A9zarde_(imprimerie)</text:a></text:span></text:p>
              </text:list-item>
            </text:list>
            <text:p><text:span text:style-name="T43"/></text:p>
          </draw:text-box>
        </draw:frame>
        <draw:frame draw:style-name="gr52" draw:text-style-name="P61" draw:layer="layout" svg:width="9.2cm" svg:height="1.361cm" svg:x="18.4cm" svg:y="11.5cm">
          <draw:text-box>
            <text:p><text:span text:style-name="T44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1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6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23" draw:layer="layout" svg:width="2.931cm" svg:height="14.531cm" draw:transform="rotate (-1.5707963267949) translate (14.48cm 12.9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2" draw:text-style-name="P24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Le centrage du texte est aussi problématique</text:span></text:p>
                <text:list>
                  <text:list-item>
                    <text:p><text:span text:style-name="T14">Trop de textes centrés rendent compliqué la lecture : l'utilisateur a du mal à "suivre" les lignes</text:span></text:p>
                  </text:list-item>
                  <text:list-item>
                    <text:p><text:span text:style-name="T14">Préférez le centrage uniquement pour des textes courts ou titres</text:span></text:p>
                  </text:list-item>
                </text:list>
              </text:list-item>
            </text:list>
          </draw:text-box>
        </draw:frame>
        <draw:frame draw:style-name="gr53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</text:list>
            <text:p><text:span text:style-name="T4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53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4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54" draw:text-style-name="P62" draw:layer="layout" svg:width="2.538cm" svg:height="13.757cm" draw:transform="rotate (-1.5707963267949) translate (33.185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6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23" draw:layer="layout" svg:width="2.931cm" svg:height="14.531cm" draw:transform="rotate (-1.5707963267949) translate (14.48cm 12.9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Soulignement</text:span></text:p>
          </draw:text-box>
        </draw:frame>
        <draw:frame presentation:style-name="pr55" draw:text-style-name="P63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><text:span text:style-name="T45">Réservé historiquement pour les (hyper)liens (balise &lt;a&gt;)</text:span></text:p>
                <text:list>
                  <text:list-item>
                    <text:p><text:span text:style-name="T46">A utiliser avec parcimonie si ce n'est pas pour un l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56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55" draw:text-style-name="P6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9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9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9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9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2" draw:text-style-name="P28" draw:layer="layout" svg:width="16cm" svg:height="5.26cm" svg:x="0.2cm" svg:y="2.04cm">
          <draw:image xlink:href="Pictures/1000000100000410000001566FB2CDFBC612FBC1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custom-shape draw:style-name="gr56" draw:text-style-name="P6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9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9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9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9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frame draw:style-name="gr2" draw:text-style-name="P28" draw:layer="layout" svg:width="16cm" svg:height="5.25cm" svg:x="11.7cm" svg:y="7.95cm">
          <draw:image xlink:href="Pictures/10000001000004100000015634C69BEF3BD43711.png" xlink:type="simple" xlink:show="embed" xlink:actuate="onLoad" draw:mime-type="image/png">
            <text:p/>
          </draw:image>
        </draw:frame>
        <draw:frame draw:style-name="gr38" draw:text-style-name="P41" draw:layer="layout" svg:width="9.616cm" svg:height="2.384cm" svg:x="16.2cm" svg:y="2.4cm">
          <draw:text-box>
            <text:p text:style-name="P1"><text:span text:style-name="T27">Incorrect : </text:span></text:p>
            <text:p text:style-name="P1"><text:span text:style-name="T28">Il y a du texte directement dans la balise &lt;ul&gt;</text:span></text:p>
          </draw:text-box>
        </draw:frame>
        <draw:frame draw:style-name="gr38" draw:text-style-name="P43" draw:layer="layout" svg:width="9.616cm" svg:height="2.384cm" svg:x="2.1cm" svg:y="8.216cm">
          <draw:text-box>
            <text:p text:style-name="P33"><text:span text:style-name="T27">Correct :</text:span></text:p>
            <text:p text:style-name="P33"><text:span text:style-name="T28">Il y a une balise &lt;li&gt; qui contient le texte</text:span></text:p>
          </draw:text-box>
        </draw:frame>
        <draw:custom-shape draw:style-name="gr39" draw:text-style-name="P44" draw:layer="layout" svg:width="1.2cm" svg:height="1.2cm" svg:x="14.4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0" draw:text-style-name="P28" draw:layer="layout" svg:width="1.27cm" svg:height="1.27cm" svg:x="25.83cm" svg:y="8.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8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liste peut en contenir une autre si et seulement si la sous-liste est contenue dans une balise &lt;li&gt;</text:span></text:p>
              </text:list-item>
              <text:list-item>
                <text:p text:style-name="P12"><text:span text:style-name="T6">Une liste &lt;ul&gt; peut contenir une sous-liste &lt;ol&gt; et vice-versa</text:span></text:p>
              </text:list-item>
            </text:list>
          </draw:text-box>
        </draw:frame>
        <draw:frame draw:style-name="gr20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9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9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9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9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6" draw:text-style-name="P6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9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balise &lt;li&gt; doit être dans une balise &lt;ul&gt; ou &lt;ol&gt;. </text:span><text:span text:style-name="T29">Nulle part ailleurs.</text:span></text:p>
              </text:list-item>
            </text:list>
          </draw:text-box>
        </draw:frame>
        <draw:frame draw:style-name="gr20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9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9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9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9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6" draw:text-style-name="P6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45" draw:text-style-name="P51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2" draw:layer="layout" svg:width="25.198cm" svg:height="1.303cm" svg:x="1.393cm" svg:y="0.627cm" presentation:class="title" presentation:user-transformed="true">
          <draw:text-box>
            <text:p text:style-name="P1"><text:span text:style-name="T35">Pratiquons ! - Formatage texte</text:span></text:p>
          </draw:text-box>
        </draw:frame>
        <draw:custom-shape draw:style-name="gr46" draw:text-style-name="P5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65" draw:layer="layout" svg:width="26.06cm" svg:height="7.959cm" svg:x="1.36cm" svg:y="2.641cm" presentation:class="outline" presentation:user-transformed="true">
          <draw:text-box>
            <text:p text:style-name="P54"><text:span text:style-name="T36">Pré-requis : </text:span></text:p>
            <text:list text:style-name="L2">
              <text:list-item>
                <text:p text:style-name="P12"><text:span text:style-name="T37">Avoir la ressource ressources/formatage-texte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github.com/DanYellow/cours/raw/refs/heads/main/integration-web-s1/travaux-pratiques/numero-4/integration-web-s1_travaux-pratiques_numero-4.ressources.zip" xlink:type="simple">https://github.com/DanYellow/cours/raw/refs/heads/main/integration-web-s1/travaux-pratiques/numero-4/integration-web-s1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1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 de définir du texte important du point de vue référencement</text:span></text:p>
                  </text:list-item>
                  <text:list-item>
                    <text:p text:style-name="P1"><text:span text:style-name="T6">Génère une table des matière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57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39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2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mpossibilité de mettre plusieurs h1 dans la même page</text:span></text:p>
              </text:list-item>
              <text:list-item>
                <text:p text:style-name="P54"><text:span text:style-name="T6">Interdiction de faire des sauts de niveau de titre</text:span></text:p>
              </text:list-item>
            </text:list>
          </draw:text-box>
        </draw:frame>
        <draw:frame draw:style-name="gr57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39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2" draw:text-style-name="P28" draw:layer="layout" svg:width="18cm" svg:height="5.91cm" svg:x="9.8cm" svg:y="8.5cm">
          <draw:image xlink:href="Pictures/100000010000041000000156ADC6DB8830877F33.png" xlink:type="simple" xlink:show="embed" xlink:actuate="onLoad" draw:mime-type="image/png">
            <text:p/>
          </draw:image>
        </draw:frame>
        <draw:frame draw:style-name="gr2" draw:text-style-name="P28" draw:layer="layout" svg:width="18cm" svg:height="5.9cm" svg:x="0.2cm" svg:y="2.02cm">
          <draw:image xlink:href="Pictures/1000000100000410000001567D5066A4673FBB99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8" draw:layer="layout" svg:width="1.27cm" svg:height="1.27cm" svg:x="25.93cm" svg:y="9.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63" draw:text-style-name="P66" draw:layer="layout" svg:width="8.614cm" svg:height="2.605cm" svg:x="18.386cm" svg:y="2.059cm" presentation:class="title" presentation:user-transformed="true">
          <draw:text-box>
            <text:p text:style-name="P1"><text:span text:style-name="T20">Ce code est invalide car il saute des niveaux de titre</text:span></text:p>
          </draw:text-box>
        </draw:frame>
        <draw:custom-shape draw:style-name="gr39" draw:text-style-name="P44" draw:layer="layout" svg:width="1.2cm" svg:height="1.2cm" svg:x="16.3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7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9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frame presentation:style-name="pr63" draw:text-style-name="P67" draw:layer="layout" svg:width="8.614cm" svg:height="2.605cm" svg:x="1.017cm" svg:y="8.5cm" presentation:class="title" presentation:user-transformed="true">
          <draw:text-box>
            <text:p text:style-name="P33"><text:span text:style-name="T20">Ce code est valide car il ne saute pas des niveaux de ti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4" draw:text-style-name="P13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7">Si vous ne savez pas si le titre aura une réelle importance, </text:span><text:span text:style-name="T48">utilisez des classes (comme toujours) et la balise &lt;p&gt;</text:span></text:p>
                <text:list>
                  <text:list-item>
                    <text:p text:style-name="P1"><text:span text:style-name="T47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7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9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3T1">
        <office:forms form:automatic-focus="false" form:apply-design-mode="false"/>
        <draw:frame presentation:style-name="pr65" draw:text-style-name="P68" draw:layer="layout" svg:width="25.198cm" svg:height="12.191cm" svg:x="1.4cm" svg:y="1.713cm">
          <draw:text-box>
            <text:p><text:span text:style-name="T4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5:19:03.958000000</dc:date>
    <meta:editing-duration>P20DT1H38M31S</meta:editing-duration>
    <meta:editing-cycles>1152</meta:editing-cycles>
    <meta:generator>LibreOffice/7.2.7.2$Windows_X86_64 LibreOffice_project/8d71d29d553c0f7dcbfa38fbfda25ee34cce99a2</meta:generator>
    <meta:document-statistic meta:object-count="404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